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990000" fo:font-size="12pt" fo:font-weight="bold" officeooo:rsid="005aece2" officeooo:paragraph-rsid="001d7c05" style:font-size-asian="10.5pt" style:font-weight-asian="bold" style:font-size-complex="12pt" style:font-weight-complex="bold"/>
    </style:style>
    <style:style style:name="P2" style:family="paragraph" style:parent-style-name="Standard">
      <style:text-properties fo:color="#990000" fo:font-size="12pt" fo:font-weight="bold" officeooo:rsid="005aece2" officeooo:paragraph-rsid="001e638f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990000" fo:font-size="12pt" fo:font-weight="bold" officeooo:rsid="005aece2" officeooo:paragraph-rsid="001e9fe2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990000" fo:font-size="12pt" fo:font-weight="bold" officeooo:rsid="005aece2" officeooo:paragraph-rsid="003640e7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990000" fo:font-size="12pt" fo:font-weight="bold" officeooo:rsid="005aece2" officeooo:paragraph-rsid="003b097d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990000" fo:font-size="12pt" fo:font-weight="bold" officeooo:rsid="005aece2" officeooo:paragraph-rsid="0049af9a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990000" fo:font-size="12pt" fo:font-weight="bold" officeooo:rsid="005aece2" officeooo:paragraph-rsid="004ab792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990000" fo:font-size="12pt" fo:font-weight="bold" officeooo:rsid="0018ce4c" officeooo:paragraph-rsid="001d7c05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990000" fo:font-size="12pt" fo:font-weight="bold" officeooo:rsid="0018ce4c" officeooo:paragraph-rsid="002dc878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990000" fo:font-size="12pt" fo:font-weight="bold" officeooo:rsid="0018ce4c" officeooo:paragraph-rsid="003640e7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990000" fo:font-size="12pt" fo:font-weight="bold" officeooo:rsid="0018ce4c" officeooo:paragraph-rsid="00388db1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990000" fo:font-size="12pt" fo:font-weight="bold" officeooo:rsid="0056ed23" officeooo:paragraph-rsid="0056ed23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990000" fo:font-size="11pt" fo:font-weight="bold" officeooo:rsid="005a345b" officeooo:paragraph-rsid="005b6c76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990000" fo:font-size="11pt" fo:font-weight="bold" officeooo:rsid="005a345b" officeooo:paragraph-rsid="005a345b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990000" fo:font-size="11pt" fo:font-weight="bold" officeooo:rsid="005a345b" officeooo:paragraph-rsid="007f0ff1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990000" fo:font-size="11pt" fo:font-weight="bold" officeooo:rsid="00650164" officeooo:paragraph-rsid="00650164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fo:font-size="12pt" fo:font-weight="bold" officeooo:rsid="0018c36b" officeooo:paragraph-rsid="001d7c05" style:font-size-asian="10.5pt" style:font-weight-asian="bold" style:font-size-complex="12pt" style:font-weight-complex="bold"/>
    </style:style>
    <style:style style:name="P18" style:family="paragraph" style:parent-style-name="Standard">
      <style:text-properties fo:color="#000000" fo:font-size="12pt" fo:font-weight="bold" officeooo:rsid="0018c36b" officeooo:paragraph-rsid="002dc878" style:font-size-asian="10.5pt" style:font-weight-asian="bold" style:font-size-complex="12pt" style:font-weight-complex="bold"/>
    </style:style>
    <style:style style:name="P19" style:family="paragraph" style:parent-style-name="Standard">
      <style:text-properties fo:color="#000000" fo:font-size="12pt" fo:font-weight="bold" officeooo:rsid="0018c36b" officeooo:paragraph-rsid="00370ad4" style:font-size-asian="10.5pt" style:font-weight-asian="bold" style:font-size-complex="12pt" style:font-weight-complex="bold"/>
    </style:style>
    <style:style style:name="P20" style:family="paragraph" style:parent-style-name="Standard">
      <style:text-properties fo:color="#000000" fo:font-size="12pt" fo:font-weight="bold" officeooo:rsid="0018c36b" officeooo:paragraph-rsid="00427d97" style:font-size-asian="10.5pt" style:font-weight-asian="bold" style:font-size-complex="12pt" style:font-weight-complex="bold"/>
    </style:style>
    <style:style style:name="P21" style:family="paragraph" style:parent-style-name="Standard">
      <style:text-properties officeooo:rsid="00344692" officeooo:paragraph-rsid="00344692"/>
    </style:style>
    <style:style style:name="P22" style:family="paragraph" style:parent-style-name="Standard">
      <style:text-properties officeooo:paragraph-rsid="001d7c05"/>
    </style:style>
    <style:style style:name="P23" style:family="paragraph" style:parent-style-name="Standard">
      <style:text-properties officeooo:rsid="0041a339" officeooo:paragraph-rsid="0041a339"/>
    </style:style>
    <style:style style:name="P24" style:family="paragraph" style:parent-style-name="Standard">
      <style:text-properties officeooo:rsid="00618a0c" officeooo:paragraph-rsid="00618a0c"/>
    </style:style>
    <style:style style:name="P25" style:family="paragraph" style:parent-style-name="Standard">
      <style:text-properties fo:color="#800000" fo:font-weight="bold" officeooo:rsid="006bdaa4" officeooo:paragraph-rsid="006bdaa4" style:font-weight-asian="bold" style:font-weight-complex="bold"/>
    </style:style>
    <style:style style:name="P26" style:family="paragraph" style:parent-style-name="Standard">
      <style:text-properties fo:color="#800000" fo:font-weight="bold" officeooo:rsid="006fbf82" officeooo:paragraph-rsid="006fbf82" style:font-weight-asian="bold" style:font-weight-complex="bold"/>
    </style:style>
    <style:style style:name="T1" style:family="text">
      <style:text-properties fo:color="#990000" officeooo:rsid="0018ce4c"/>
    </style:style>
    <style:style style:name="T2" style:family="text">
      <style:text-properties fo:color="#990000" officeooo:rsid="0058d5fd"/>
    </style:style>
    <style:style style:name="T3" style:family="text">
      <style:text-properties fo:color="#990000" officeooo:rsid="00592e73"/>
    </style:style>
    <style:style style:name="T4" style:family="text">
      <style:text-properties fo:color="#990000" officeooo:rsid="002dc878"/>
    </style:style>
    <style:style style:name="T5" style:family="text">
      <style:text-properties fo:color="#990000" officeooo:rsid="00370ad4"/>
    </style:style>
    <style:style style:name="T6" style:family="text">
      <style:text-properties fo:color="#990000" officeooo:rsid="00427d97"/>
    </style:style>
    <style:style style:name="T7" style:family="text">
      <style:text-properties officeooo:rsid="0058d5fd"/>
    </style:style>
    <style:style style:name="T8" style:family="text">
      <style:text-properties officeooo:rsid="00592e73"/>
    </style:style>
    <style:style style:name="T9" style:family="text">
      <style:text-properties officeooo:rsid="001d7c05"/>
    </style:style>
    <style:style style:name="T10" style:family="text">
      <style:text-properties officeooo:rsid="001e638f"/>
    </style:style>
    <style:style style:name="T11" style:family="text">
      <style:text-properties officeooo:rsid="001e9fe2"/>
    </style:style>
    <style:style style:name="T12" style:family="text">
      <style:text-properties fo:color="#800000" officeooo:rsid="0058d5fd"/>
    </style:style>
    <style:style style:name="T13" style:family="text">
      <style:text-properties officeooo:rsid="002dc878"/>
    </style:style>
    <style:style style:name="T14" style:family="text">
      <style:text-properties officeooo:rsid="00370ad4"/>
    </style:style>
    <style:style style:name="T15" style:family="text">
      <style:text-properties officeooo:rsid="003b097d"/>
    </style:style>
    <style:style style:name="T16" style:family="text">
      <style:text-properties officeooo:rsid="00427d97"/>
    </style:style>
    <style:style style:name="T17" style:family="text">
      <style:text-properties officeooo:rsid="0049af9a"/>
    </style:style>
    <style:style style:name="T18" style:family="text">
      <style:text-properties officeooo:rsid="004ab792"/>
    </style:style>
    <style:style style:name="T19" style:family="text">
      <style:text-properties officeooo:rsid="005229c1"/>
    </style:style>
    <style:style style:name="T20" style:family="text">
      <style:text-properties officeooo:rsid="005b6c76"/>
    </style:style>
    <style:style style:name="T21" style:family="text">
      <style:text-properties officeooo:rsid="005cb2ea"/>
    </style:style>
    <style:style style:name="T22" style:family="text">
      <style:text-properties officeooo:rsid="00807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=======================================================================</text:p>
      <text:p text:style-name="P25"/>
      <text:p text:style-name="P25"># sudo docker run --name testing-mysql -e MYSQL_ROOT_PASSWORD=Solver@01 -d mysql/mysql-server:5.6.33</text:p>
      <text:p text:style-name="P25"/>
      <text:p text:style-name="P26">====================================================================</text:p>
      <text:p text:style-name="P24"/>
      <text:p text:style-name="P20"><text:span text:style-name="T1">CREATE </text:span><text:span text:style-name="T6">DATABASE alimera;</text:span></text:p>
      <text:p text:style-name="P20"><text:span text:style-name="T1">CREATE </text:span><text:span text:style-name="T6">DATABASE alimerapt;</text:span></text:p>
      <text:p text:style-name="P20"><text:span text:style-name="T1">CREATE </text:span><text:span text:style-name="T6">DATABASE caystonte;</text:span></text:p>
      <text:p text:style-name="P20"><text:span text:style-name="T1">CREATE </text:span><text:span text:style-name="T6">DATABASE celgene;</text:span></text:p>
      <text:p text:style-name="P20"><text:span text:style-name="T1">CREATE </text:span><text:span text:style-name="T6">DATABASE cfte;</text:span></text:p>
      <text:p text:style-name="P20"><text:span text:style-name="T1">CREATE </text:span><text:span text:style-name="T6">DATABASE ipsen;</text:span></text:p>
      <text:p text:style-name="P20"><text:span text:style-name="T1">CREATE </text:span><text:span text:style-name="T6">DATABASE jtrac;</text:span></text:p>
      <text:p text:style-name="P20"><text:span text:style-name="T1">CREATE </text:span><text:span text:style-name="T6">DATABASE napp;</text:span></text:p>
      <text:p text:style-name="P22"/>
      <text:p text:style-name="P23">==================================================================</text:p>
      <text:p text:style-name="P18"><text:span text:style-name="T1">CREATE USER '</text:span><text:span text:style-name="T4">juser</text:span><text:span text:style-name="T1">'@'%' IDENTIFIED BY </text:span><text:a xlink:type="simple" xlink:href="mailto:'Solver@01" text:style-name="Internet_20_link" text:visited-style-name="Visited_20_Internet_20_Link">'Solver@01</text:a><text:span text:style-name="T1">';</text:span></text:p>
      <text:p text:style-name="P9">GRANT ALL PRIVILEGES ON *.* TO '<text:span text:style-name="T13">juser</text:span>'@'%';</text:p>
      <text:p text:style-name="P9">FLUSH PRIVILEGES;</text:p>
      <text:p text:style-name="P21">==================================================================</text:p>
      <text:p text:style-name="P21"/>
      <text:p text:style-name="P17"><text:span text:style-name="T1">CREATE USER '</text:span><text:span text:style-name="T2">cfteuser</text:span><text:span text:style-name="T1">'@'%' IDENTIFIED BY '</text:span><text:span text:style-name="T12">cFt@U$er</text:span><text:span text:style-name="T1">';</text:span></text:p>
      <text:p text:style-name="P8">GRANT ALL PRIVILEGES ON <text:span text:style-name="T8">cfte</text:span>.* TO '<text:span text:style-name="T7">cfteuser</text:span>'@'%';</text:p>
      <text:p text:style-name="P8">FLUSH PRIVILEGES;</text:p>
      <text:p text:style-name="P8"/>
      <text:p text:style-name="P17"><text:span text:style-name="T1">CREATE USER '</text:span><text:span text:style-name="T3">nappuser</text:span><text:span text:style-name="T1">'@'%' IDENTIFIED BY '</text:span><text:span text:style-name="T3">n@pPu$er</text:span><text:span text:style-name="T1">';</text:span></text:p>
      <text:p text:style-name="P8">GRANT ALL PRIVILEGES ON <text:span text:style-name="T8">napp</text:span>.* TO '<text:span text:style-name="T8">nappuser</text:span>'@'%';</text:p>
      <text:p text:style-name="P8">FLUSH PRIVILEGES;</text:p>
      <text:p text:style-name="P8"/>
      <text:p text:style-name="P17"><text:span text:style-name="T1">CREATE USER '</text:span><text:span text:style-name="T3">caystonuser</text:span><text:span text:style-name="T1">'@'%' IDENTIFIED BY '</text:span><text:span text:style-name="T3">c@yst0nu$er</text:span><text:span text:style-name="T1">';</text:span></text:p>
      <text:p text:style-name="P8">GRANT ALL PRIVILEGES ON <text:span text:style-name="T8">caystonte</text:span>.* TO '<text:span text:style-name="T8">caystonuser</text:span>'@'%';</text:p>
      <text:p text:style-name="P8">FLUSH PRIVILEGES;</text:p>
      <text:p text:style-name="P8"/>
      <text:p text:style-name="P1">CREATE USER 'jtracuser'@'%' IDENTIFIED BY 'Jtr@cu$er123';</text:p>
      <text:p text:style-name="P1">GRANT ALL PRIVILEGES ON jtrac.* TO 'jtracuser'@'%';</text:p>
      <text:p text:style-name="P1">FLUSH PRIVILEGES;</text:p>
      <text:p text:style-name="P1"/>
      <text:p text:style-name="P3">CREATE USER '<text:span text:style-name="T11">alimeraptuser</text:span>'@'%' IDENTIFIED BY '<text:span text:style-name="T11">@limer!PTU$er</text:span>';</text:p>
      <text:p text:style-name="P2">GRANT ALL PRIVILEGES ON <text:span text:style-name="T9">alimerapt</text:span>.* TO '<text:span text:style-name="T10">alimeraptuser</text:span>'@'%';</text:p>
      <text:p text:style-name="P1">FLUSH PRIVILEGES;</text:p>
      <text:p text:style-name="P1"/>
      <text:p text:style-name="P19"><text:span text:style-name="T1">CREATE USER '</text:span><text:span text:style-name="T5">celgeneuser</text:span><text:span text:style-name="T1">'@'%' IDENTIFIED BY '</text:span><text:span text:style-name="T5">c@lgen@u$er</text:span><text:span text:style-name="T1">';</text:span></text:p>
      <text:p text:style-name="P11">GRANT ALL PRIVILEGES ON <text:span text:style-name="T9">celgene</text:span>.* TO '<text:span text:style-name="T14">celgeneuser</text:span>'@'%';</text:p>
      <text:p text:style-name="P10">FLUSH PRIVILEGES;</text:p>
      <text:p text:style-name="P10"><text:s/></text:p>
      <text:p text:style-name="P5">CREATE USER '<text:span text:style-name="T15">alimerauser</text:span>'@'%' IDENTIFIED BY '<text:span text:style-name="T15">@liMer@u$er</text:span>';</text:p>
      <text:p text:style-name="P5">GRANT ALL PRIVILEGES ON <text:span text:style-name="T15">alimera</text:span>.* TO '<text:span text:style-name="T15">alimerauser</text:span>'@'%';</text:p>
      <text:p text:style-name="P4">FLUSH PRIVILEGES;</text:p>
      <text:p text:style-name="P4"/>
      <text:p text:style-name="P4"/>
      <text:p text:style-name="P4"/>
      <text:p text:style-name="P6"><text:soft-page-break/>CREATE USER '<text:span text:style-name="T17">ipsenuser</text:span>'@'%' IDENTIFIED BY '<text:span text:style-name="T17">ip$@nu$er</text:span>';</text:p>
      <text:p text:style-name="P7">GRANT ALL PRIVILEGES ON <text:span text:style-name="T16">ipsen</text:span>.* TO '<text:span text:style-name="T18">ipsenuser</text:span>'@'%';</text:p>
      <text:p text:style-name="P4">FLUSH PRIVILEGES;</text:p>
      <text:p text:style-name="P4"/>
      <text:p text:style-name="P4"/>
      <text:p text:style-name="P12">==================================================================</text:p>
      <text:p text:style-name="P12"/>
      <text:p text:style-name="P14">mysql --host=172.17.0.2 -u juser -p alimerapt &lt; <text:s/>/home/ubuntu/Dec-5/alimerapt-Dec-<text:span text:style-name="T22">5</text:span>.sql</text:p>
      <text:p text:style-name="P15">mysql --host=172.17.0.2 -u juser -p <text:span text:style-name="T21">jtrac</text:span> &lt; <text:s/>/home/ubuntu/Dec-5/<text:span text:style-name="T20">jtrac-Dec-5.sql</text:span></text:p>
      <text:p text:style-name="P13">mysql --host=172.17.0.2 -u juser -p alimera &lt; <text:s/>/home/ubuntu/Dec-5/<text:span text:style-name="T20">alimera-Dec-5.sql</text:span></text:p>
      <text:p text:style-name="P13">mysql --host=172.17.0.2 -u juser -p <text:span text:style-name="T21">caystonte</text:span> &lt; <text:s/>/home/ubuntu/Dec-5/<text:span text:style-name="T20">caystonte-Dec-5.sql</text:span></text:p>
      <text:p text:style-name="P13">mysql --host=172.17.0.2 -u juser -p <text:span text:style-name="T21">celgene</text:span> &lt; <text:s/>/home/ubuntu/Dec-5/<text:span text:style-name="T20">celgene-Dec-5.sql</text:span></text:p>
      <text:p text:style-name="P13">mysql --host=172.17.0.2 -u juser -p <text:span text:style-name="T21">cfte</text:span> &lt; <text:s/>/home/ubuntu/Dec-5/<text:span text:style-name="T20">cfte-Dec-5.sql</text:span></text:p>
      <text:p text:style-name="P13">mysql --host=172.17.0.2 -u juser -p <text:span text:style-name="T21">ipsen</text:span> &lt; <text:s/>/home/ubuntu/Dec-5/<text:span text:style-name="T20">ipsen-Dec-5.sql</text:span></text:p>
      <text:p text:style-name="P13">mysql --host=172.17.0.2 -u juser -p <text:span text:style-name="T21">napp</text:span> &lt; <text:s/>/home/ubuntu/Dec-5/<text:span text:style-name="T20">napp-Dec-5.sql</text:span></text:p>
      <text:p text:style-name="P13"/>
      <text:p text:style-name="P16">===========================================================================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6:37:40.758540897</meta:creation-date>
    <dc:date>2018-02-06T16:29:08.630137316</dc:date>
    <meta:editing-duration>PT3H18M10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248" meta:character-count="2474" meta:non-whitespace-character-count="2276"/>
  </office:meta>
</office:document-meta>
</file>